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64c" officeooo:paragraph-rsid="0015764c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5764c" officeooo:paragraph-rsid="0015764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officeooo:rsid="0015764c" officeooo:paragraph-rsid="0015764c" style:font-size-asian="12pt" style:font-size-complex="12pt"/>
    </style:style>
    <style:style style:name="P4" style:family="paragraph" style:parent-style-name="Standard">
      <style:text-properties fo:font-size="12pt" officeooo:rsid="0015764c" officeooo:paragraph-rsid="001708dd" style:font-size-asian="12pt" style:font-size-complex="12pt"/>
    </style:style>
    <style:style style:name="P5" style:family="paragraph" style:parent-style-name="Standard">
      <style:text-properties fo:font-size="12pt" officeooo:rsid="0015764c" officeooo:paragraph-rsid="0017b78f" style:font-size-asian="12pt" style:font-size-complex="12pt"/>
    </style:style>
    <style:style style:name="P6" style:family="paragraph" style:parent-style-name="Standard">
      <style:text-properties fo:font-size="12pt" officeooo:rsid="0015764c" officeooo:paragraph-rsid="0018ec27" style:font-size-asian="12pt" style:font-size-complex="12pt"/>
    </style:style>
    <style:style style:name="P7" style:family="paragraph" style:parent-style-name="Standard">
      <style:text-properties fo:font-size="12pt" officeooo:rsid="0015764c" officeooo:paragraph-rsid="0018f908" style:font-size-asian="12pt" style:font-size-complex="12pt"/>
    </style:style>
    <style:style style:name="P8" style:family="paragraph" style:parent-style-name="Standard">
      <style:text-properties fo:font-size="12pt" officeooo:rsid="0015764c" officeooo:paragraph-rsid="00196e68" style:font-size-asian="12pt" style:font-size-complex="12pt"/>
    </style:style>
    <style:style style:name="P9" style:family="paragraph" style:parent-style-name="Standard">
      <style:text-properties fo:font-size="12pt" officeooo:rsid="0015764c" officeooo:paragraph-rsid="001a8b95" style:font-size-asian="12pt" style:font-size-complex="12pt"/>
    </style:style>
    <style:style style:name="P10" style:family="paragraph" style:parent-style-name="Standard">
      <style:text-properties fo:font-size="12pt" officeooo:rsid="0015764c" officeooo:paragraph-rsid="001bd5c2" style:font-size-asian="12pt" style:font-size-complex="12pt"/>
    </style:style>
    <style:style style:name="P11" style:family="paragraph" style:parent-style-name="Standard">
      <style:text-properties fo:font-size="12pt" officeooo:rsid="0015764c" officeooo:paragraph-rsid="001db1bc" style:font-size-asian="12pt" style:font-size-complex="12pt"/>
    </style:style>
    <style:style style:name="P12" style:family="paragraph" style:parent-style-name="Standard">
      <style:text-properties fo:font-size="12pt" officeooo:rsid="0015764c" officeooo:paragraph-rsid="00214a68" style:font-size-asian="12pt" style:font-size-complex="12pt"/>
    </style:style>
    <style:style style:name="P13" style:family="paragraph" style:parent-style-name="Standard">
      <style:text-properties style:font-name="Aparajita" fo:font-size="6pt" officeooo:rsid="0015764c" officeooo:paragraph-rsid="0015764c" style:font-size-asian="6pt" style:font-size-complex="6pt"/>
    </style:style>
    <style:style style:name="P14" style:family="paragraph" style:parent-style-name="Standard">
      <style:text-properties style:font-name="Aparajita" fo:font-size="6pt" officeooo:rsid="0015764c" officeooo:paragraph-rsid="001708dd" style:font-size-asian="6pt" style:font-size-complex="6pt"/>
    </style:style>
    <style:style style:name="P15" style:family="paragraph" style:parent-style-name="Standard">
      <style:text-properties style:font-name="American Typewriter" fo:font-size="12pt" officeooo:rsid="0015764c" officeooo:paragraph-rsid="001708dd" style:font-size-asian="12pt" style:font-size-complex="12pt"/>
    </style:style>
    <style:style style:name="P16" style:family="paragraph" style:parent-style-name="Standard">
      <style:text-properties fo:font-size="10pt" officeooo:rsid="0015764c" officeooo:paragraph-rsid="00214a68" style:font-size-asian="10pt" style:font-size-complex="10pt"/>
    </style:style>
    <style:style style:name="P17" style:family="paragraph" style:parent-style-name="Standard">
      <style:text-properties fo:font-size="12pt" officeooo:rsid="0015764c" officeooo:paragraph-rsid="0022b566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b78f"/>
    </style:style>
    <style:style style:name="T3" style:family="text">
      <style:text-properties style:text-underline-style="solid" style:text-underline-width="auto" style:text-underline-color="font-color" officeooo:rsid="0018ec27"/>
    </style:style>
    <style:style style:name="T4" style:family="text">
      <style:text-properties style:text-underline-style="solid" style:text-underline-width="auto" style:text-underline-color="font-color" officeooo:rsid="0018f908"/>
    </style:style>
    <style:style style:name="T5" style:family="text">
      <style:text-properties style:text-underline-style="solid" style:text-underline-width="auto" style:text-underline-color="font-color" officeooo:rsid="00196e68"/>
    </style:style>
    <style:style style:name="T6" style:family="text">
      <style:text-properties style:text-underline-style="solid" style:text-underline-width="auto" style:text-underline-color="font-color" officeooo:rsid="001bd5c2"/>
    </style:style>
    <style:style style:name="T7" style:family="text">
      <style:text-properties style:text-underline-style="solid" style:text-underline-width="auto" style:text-underline-color="font-color" officeooo:rsid="001db1bc"/>
    </style:style>
    <style:style style:name="T8" style:family="text">
      <style:text-properties style:text-underline-style="solid" style:text-underline-width="auto" style:text-underline-color="font-color" officeooo:rsid="00214402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officeooo:rsid="001708dd" style:font-size-asian="6pt" style:font-size-complex="6pt"/>
    </style:style>
    <style:style style:name="T11" style:family="text">
      <style:text-properties style:font-name="Aparajita" fo:font-size="6pt" style:font-size-asian="6pt" style:font-size-complex="6pt"/>
    </style:style>
    <style:style style:name="T12" style:family="text">
      <style:text-properties officeooo:rsid="001708d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7b78f"/>
    </style:style>
    <style:style style:name="T15" style:family="text">
      <style:text-properties officeooo:rsid="0018ec27"/>
    </style:style>
    <style:style style:name="T16" style:family="text">
      <style:text-properties officeooo:rsid="0018f908"/>
    </style:style>
    <style:style style:name="T17" style:family="text">
      <style:text-properties officeooo:rsid="00196e68"/>
    </style:style>
    <style:style style:name="T18" style:family="text">
      <style:text-properties officeooo:rsid="001bd5c2"/>
    </style:style>
    <style:style style:name="T19" style:family="text">
      <style:text-properties officeooo:rsid="001db1bc"/>
    </style:style>
    <style:style style:name="T20" style:family="text">
      <style:text-properties style:font-name="American Typewriter"/>
    </style:style>
    <style:style style:name="T21" style:family="text">
      <style:text-properties style:font-name="American Typewriter" fo:font-size="6pt" style:font-size-asian="6pt" style:font-size-complex="6pt"/>
    </style:style>
    <style:style style:name="T22" style:family="text">
      <style:text-properties style:font-name="American Typewriter" fo:font-size="6pt" officeooo:rsid="0017b78f" style:font-size-asian="6pt" style:font-size-complex="6pt"/>
    </style:style>
    <style:style style:name="T23" style:family="text">
      <style:text-properties style:font-name="American Typewriter" fo:font-size="6pt" officeooo:rsid="0018f908" style:font-size-asian="6pt" style:font-size-complex="6pt"/>
    </style:style>
    <style:style style:name="T24" style:family="text">
      <style:text-properties style:font-name="American Typewriter" fo:font-size="6pt" officeooo:rsid="001a7b42" style:font-size-asian="6pt" style:font-size-complex="6pt"/>
    </style:style>
    <style:style style:name="T25" style:family="text">
      <style:text-properties style:font-name="American Typewriter" fo:font-size="6pt" officeooo:rsid="001bd5c2" style:font-size-asian="6pt" style:font-size-complex="6pt"/>
    </style:style>
    <style:style style:name="T26" style:family="text">
      <style:text-properties officeooo:rsid="00214402"/>
    </style:style>
    <style:style style:name="T2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RELACIONAL</text:p>
      <text:p text:style-name="P1"/>
      <text:p text:style-name="P1"/>
      <text:p text:style-name="P3"><text:span text:style-name="T13">SORTEOS</text:span> (<text:span text:style-name="T8">idSorteo</text:span><text:span text:style-name="T26">, </text:span><text:span text:style-name="T27">numSorteo</text:span>, cadenciaSort, fechaApertura, fechaSort, fechaCierre)</text:p>
      <text:p text:style-name="P16"><text:tab/><text:tab/><text:tab/> <text:s text:c="4"/><text:span text:style-name="T21">NULL <text:s text:c="34"/>NULL<text:tab/><text:tab/> NULL <text:s text:c="35"/>NULL<text:tab/> <text:s text:c="13"/>NULL</text:span></text:p>
      <text:p text:style-name="P13"/>
      <text:p text:style-name="P3"><text:span text:style-name="T13">TUTORES</text:span> (<text:span text:style-name="T1">idSolicitante</text:span>, dniTutor, nombreTutor, ape1Tutor, ape2Tutor, idInscrip)</text:p>
      <text:p text:style-name="P3"><text:tab/><text:tab/><text:tab/> <text:s text:c="5"/><text:span text:style-name="T21">UNIQUE+NOT NULL <text:s text:c="15"/>NOT NULL<text:tab/> <text:s text:c="9"/>NOT NULL <text:s text:c="11"/>NOT NULL<text:tab/> <text:s text:c="4"/>FK → INSCRIPCIONES</text:span></text:p>
      <text:p text:style-name="P13"/>
      <text:p text:style-name="P3"><text:span text:style-name="T13">TELEFONOS</text:span> (<text:span text:style-name="T1">numeroTelf</text:span>, idSolicitante)</text:p>
      <text:p text:style-name="P3"><text:tab/><text:tab/><text:tab/><text:tab/><text:span text:style-name="T21">FK → TUTORES</text:span></text:p>
      <text:p text:style-name="P3"/>
      <text:p text:style-name="P4"><text:span text:style-name="T13">MENORES</text:span> (<text:span text:style-name="T1">idSolicitante</text:span>, dniMenor, nombreMenor, apel1Menor, apel2Menor, sexoMenor,</text:p>
      <text:p text:style-name="P4"><text:tab/><text:tab/><text:tab/><text:tab/> <text:span text:style-name="T21">UNIQUE<text:tab/><text:tab/> NOT NULL<text:tab/><text:tab/> NOT NULL<text:tab/> <text:s text:c="18"/>NOT NULL<text:tab/> <text:s text:c="9"/>NOT NULL</text:span><text:span text:style-name="T11"><text:tab/><text:tab/><text:tab/></text:span></text:p>
      <text:p text:style-name="P14"/>
      <text:p text:style-name="P4"><text:s/>fechaNacMenor, <text:span text:style-name="T12">discapacidadMenor, idInscrip, idDir</text:span>)</text:p>
      <text:p text:style-name="P15"><text:s text:c="9"/><text:span text:style-name="T9">NOT NULL<text:tab/><text:tab/> NOT NULL <text:s text:c="21"/>FK → </text:span><text:span text:style-name="T10">INSCRIPCIONES <text:s text:c="6"/></text:span><text:span text:style-name="T9">FK → </text:span><text:span text:style-name="T10">DIRECCIONES</text:span></text:p>
      <text:p text:style-name="P3"/>
      <text:p text:style-name="P5"><text:span text:style-name="T13">INSCRIPCIONES</text:span> (<text:span text:style-name="T2">idInscripcion</text:span><text:span text:style-name="T14">, idSolicitud</text:span>)</text:p>
      <text:p text:style-name="P5"><text:tab/><text:tab/><text:tab/><text:tab/><text:tab/><text:span text:style-name="T21">FK → </text:span><text:span text:style-name="T22">SOLICITUDES</text:span></text:p>
      <text:p text:style-name="P3"/>
      <text:p text:style-name="P6"><text:span text:style-name="T13">SOLICITUDES</text:span> (<text:span text:style-name="T3">idSolicitud</text:span><text:span text:style-name="T15">, fechaHoraCita, situacionSolic, ordenSorteo</text:span>)</text:p>
      <text:p text:style-name="P6"><text:tab/><text:tab/><text:tab/><text:tab/><text:tab/><text:tab/> <text:s text:c="10"/><text:span text:style-name="T21">NOT NULL</text:span></text:p>
      <text:p text:style-name="P3"/>
      <text:p text:style-name="P12"><text:span text:style-name="T13">DIRECCIONES</text:span> (<text:span text:style-name="T4">idDireccion</text:span><text:span text:style-name="T16">, numDir, letra, piso, escalera, mano, cp, idVia</text:span>)</text:p>
      <text:p text:style-name="P7"><text:tab/><text:tab/><text:tab/><text:tab/><text:tab/><text:tab/> <text:s text:c="19"/><text:span text:style-name="T20"><text:s text:c="16"/></text:span><text:span text:style-name="T21">NOT NULL <text:s text:c="4"/>FK → </text:span><text:span text:style-name="T23">VIAS</text:span></text:p>
      <text:p text:style-name="P3"/>
      <text:p text:style-name="P8"><text:span text:style-name="T13">VIAS</text:span> (<text:span text:style-name="T5">idVia</text:span><text:span text:style-name="T17">, tipoVia, nombreVia, idMunicipio</text:span>)</text:p>
      <text:p text:style-name="P9"><text:tab/><text:tab/><text:span text:style-name="T21">NOT NULL<text:tab/> <text:s text:c="12"/>NOT NULL</text:span><text:span text:style-name="T20"><text:tab/></text:span><text:span text:style-name="T21">FK → </text:span><text:span text:style-name="T24">MUNICIPIOS</text:span></text:p>
      <text:p text:style-name="P3"/>
      <text:p text:style-name="P10"><text:span text:style-name="T13">MUNICIPIOS</text:span> (<text:span text:style-name="T6">idMunicipio</text:span><text:span text:style-name="T18">, nombreMunic, idProvincia</text:span>)</text:p>
      <text:p text:style-name="P10"><text:tab/><text:tab/><text:tab/><text:tab/> <text:s text:c="9"/><text:span text:style-name="T21">NOT NULL<text:tab/> <text:s text:c="11"/>FK → </text:span><text:span text:style-name="T25">PROVINCIAS</text:span></text:p>
      <text:p text:style-name="P3"/>
      <text:p text:style-name="P10"><text:span text:style-name="T13">PROVINCIAS</text:span> (<text:span text:style-name="T6">idProvincia</text:span><text:span text:style-name="T18">, nombreProv</text:span>)</text:p>
      <text:p text:style-name="P10"><text:tab/><text:tab/><text:tab/><text:tab/> <text:s text:c="6"/><text:span text:style-name="T21">NOT NULL</text:span></text:p>
      <text:p text:style-name="P3"/>
      <text:p text:style-name="P11"><text:span text:style-name="T13">CENTROS</text:span> (<text:span text:style-name="T7">idCentro</text:span><text:span text:style-name="T19">, nombreCent, modeloCent, idProvincia</text:span>)</text:p>
      <text:p text:style-name="P17"><text:tab/><text:tab/><text:tab/> <text:s text:c="7"/><text:span text:style-name="T21">NOT NULL<text:tab/> <text:s text:c="2"/>NOT NULL <text:s/><text:tab/>FK → </text:span><text:span text:style-name="T25">PROVINCIAS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1:05:23.920000000</meta:creation-date>
    <dc:date>2015-05-07T13:22:32.049494000</dc:date>
    <meta:editing-duration>PT1H30M49S</meta:editing-duration>
    <meta:editing-cycles>14</meta:editing-cycles>
    <meta:generator>LibreOffice/4.3.1.2$MacOSX_X86_64 LibreOffice_project/958349dc3b25111dbca392fbc281a05559ef6848</meta:generator>
    <meta:document-statistic meta:table-count="0" meta:image-count="0" meta:object-count="0" meta:page-count="1" meta:paragraph-count="25" meta:word-count="133" meta:character-count="1412" meta:non-whitespace-character-count="941"/>
  </office:meta>
</office:document-meta>
</file>